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0c3d" officeooo:paragraph-rsid="00050c3d"/>
    </style:style>
    <style:style style:name="P2" style:family="paragraph" style:parent-style-name="Standard">
      <style:paragraph-properties fo:line-height="200%"/>
      <style:text-properties officeooo:rsid="00050c3d" officeooo:paragraph-rsid="00050c3d"/>
    </style:style>
    <style:style style:name="P3" style:family="paragraph" style:parent-style-name="Standard">
      <style:paragraph-properties fo:line-height="200%" fo:text-align="center" style:justify-single-word="false"/>
      <style:text-properties fo:font-weight="bold" officeooo:rsid="00050c3d" officeooo:paragraph-rsid="00050c3d" style:font-weight-asian="bold" style:font-weight-complex="bold"/>
    </style:style>
    <style:style style:name="P4" style:family="paragraph" style:parent-style-name="Standard">
      <style:paragraph-properties fo:line-height="200%" fo:text-align="start" style:justify-single-word="false"/>
      <style:text-properties fo:font-weight="bold" officeooo:rsid="00050c3d" officeooo:paragraph-rsid="00050c3d" style:font-weight-asian="bold" style:font-weight-complex="bold"/>
    </style:style>
    <style:style style:name="P5" style:family="paragraph" style:parent-style-name="Standard">
      <style:paragraph-properties fo:line-height="200%" fo:text-align="start" style:justify-single-word="false"/>
      <style:text-properties fo:font-weight="bold" officeooo:rsid="0006f65f" officeooo:paragraph-rsid="0006f65f" style:font-weight-asian="bold" style:font-weight-complex="bold"/>
    </style:style>
    <style:style style:name="P6" style:family="paragraph" style:parent-style-name="Standard">
      <style:paragraph-properties fo:line-height="200%" fo:text-align="center" style:justify-single-word="false"/>
      <style:text-properties fo:font-weight="normal" officeooo:rsid="00050c3d" officeooo:paragraph-rsid="00050c3d"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50c3d" officeooo:paragraph-rsid="00050c3d" style:font-weight-asian="normal" style:font-weight-complex="normal"/>
    </style:style>
    <style:style style:name="P8" style:family="paragraph" style:parent-style-name="Standard">
      <style:paragraph-properties fo:line-height="200%" fo:text-align="start" style:justify-single-word="false"/>
      <style:text-properties fo:font-weight="normal" officeooo:rsid="0006f65f" officeooo:paragraph-rsid="0006f65f" style:font-weight-asian="normal" style:font-weight-complex="normal"/>
    </style:style>
    <style:style style:name="T1" style:family="text">
      <style:text-properties officeooo:rsid="00064e71"/>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MKC CS5542 </text:p>
      <text:p text:style-name="P1"/>
      <text:p text:style-name="P1">Team 3</text:p>
      <text:p text:style-name="P1"/>
      <text:p text:style-name="P1">Zeshan Ather, John Goza, Hongkun Jin, Mouqing Jin</text:p>
      <text:p text:style-name="P1"/>
      <text:p text:style-name="P2"/>
      <text:p text:style-name="P3">Iteration 1 Report and Software Overview</text:p>
      <text:p text:style-name="P6"/>
      <text:p text:style-name="P4">Project objectives</text:p>
      <text:p text:style-name="P7"><text:tab/>The project presented by our team is to be an intelligent, multi factor score prediction software specifically targeted for basketball. This project contributes to the current state of research by leveraging both shallow and deep learning techniques on video data to create a time based linear score prediction, as well as demonstrating <text:span text:style-name="T1">the effectiveness of multi factor prediction with software modeling. By leveraging competing software models against each other we believe we can significantly enhance correct software prediction of the desired output, the score of the basketball game. </text:span></text:p>
      <text:p text:style-name="P5">Features</text:p>
      <text:p text:style-name="P5"><text:span text:style-name="T2"/></text:p>
      <text:p text:style-name="P5">Approach</text:p>
      <text:p text:style-name="P8"><text:tab/>This project will attempt a three fold approach to accurately model the score of any provided basketball footage. First, a tensorflow deep learning model will be trained on a dataset with prominent scoreboard and scoring play footage in an effort to create an untrained model. Secondly, all footage will be compared to two supervised, trained mode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18:54:08.726008301</meta:creation-date>
    <dc:date>2018-02-19T19:15:55.551960840</dc:date>
    <meta:editing-duration>PT11M26S</meta:editing-duration>
    <meta:editing-cycles>2</meta:editing-cycles>
    <meta:generator>LibreOffice/5.4.2.2$Linux_X86_64 LibreOffice_project/40m0$Build-2</meta:generator>
    <meta:document-statistic meta:table-count="0" meta:image-count="0" meta:object-count="0" meta:page-count="1" meta:paragraph-count="9" meta:word-count="166" meta:character-count="1084" meta:non-whitespace-character-count="922"/>
  </office:meta>
</office:document-meta>
</file>